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2CBF8DB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32000000258163146C6.png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rs-title">
      <style:graphic-properties draw:fill-color="#ffffff" draw:auto-grow-height="true" fo:min-height="2.261cm"/>
    </style:style>
    <style:style style:name="pr2" style:family="presentation" style:parent-style-name="mars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draw:auto-grow-height="true" fo:min-height="11.41cm"/>
    </style:style>
    <style:style style:name="pr6" style:family="presentation" style:parent-style-name="標準1-title">
      <style:graphic-properties draw:fill-color="#ffffff" fo:min-height="1.501cm"/>
    </style:style>
    <style:style style:name="pr7" style:family="presentation" style:parent-style-name="標準1-outline1">
      <style:graphic-properties draw:fill-color="#ffffff" fo:min-height="16.001cm"/>
    </style:style>
    <style:style style:name="pr8" style:family="presentation" style:parent-style-name="標準1-notes">
      <style:graphic-properties draw:fill-color="#ffffff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cm" fo:margin-right="0cm" fo:text-indent="-0.9cm"/>
    </style:style>
    <style:style style:name="P4" style:family="paragraph">
      <style:paragraph-properties fo:margin-left="2.07cm" fo:margin-right="0cm" fo:text-indent="-0.8cm"/>
    </style:style>
    <style:style style:name="P5" style:family="paragraph">
      <style:paragraph-properties fo:margin-left="0cm" fo:margin-right="0cm" fo:text-indent="0cm"/>
      <style:text-properties fo:color="#ccccff"/>
    </style:style>
    <style:style style:name="P6" style:family="paragraph">
      <style:paragraph-properties fo:margin-left="3.14cm" fo:margin-right="0cm" fo:text-indent="-0.6cm"/>
    </style:style>
    <style:style style:name="T1" style:family="text">
      <style:text-properties fo:color="#cccc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body>
    <office:presentation>
      <draw:page draw:name="page1" draw:style-name="dp1" draw:master-page-name="mars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.533cm" svg:y="1.5cm" presentation:class="title">
          <draw:text-box>
            <text:p text:style-name="P1">Afloat - Design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3.5cm" svg:height="1.501cm" svg:x="2cm" svg:y="1cm" presentation:class="title">
          <draw:text-box>
            <text:p text:style-name="P1">Workflow</text:p>
          </draw:text-box>
        </draw:frame>
        <draw:frame presentation:style-name="pr4" draw:text-style-name="P3" draw:layer="layout" svg:width="23cm" svg:height="16.001cm" svg:x="2cm" svg:y="3.7cm" presentation:class="outline">
          <draw:text-box>
            <text:list text:style-name="L2">
              <text:list-item>
                <text:p text:style-name="P3">Log in</text:p>
              </text:list-item>
            </text:list>
            <text:list text:style-name="L2">
              <text:list-item>
                <text:p text:style-name="P3">Any stale transactions (more than 2 days away from their original date) must be answered: confirm or remove from the pending txn list</text:p>
              </text:list-item>
            </text:list>
            <text:list text:style-name="L2">
              <text:list-item>
                <text:p text:style-name="P3">View prediction graph and pending transactions</text:p>
              </text:list-item>
            </text:list>
            <text:list text:style-name="L2">
              <text:list-item>
                <text:list>
                  <text:list-item>
                    <text:p text:style-name="P4">Icons, Mouseovers show where txns are in graph</text:p>
                  </text:list-item>
                </text:list>
              </text:list-item>
            </text:list>
            <text:list text:style-name="L2">
              <text:list-item>
                <text:p text:style-name="P3">View recent 3 large debits, recent 3 (any) deposits</text:p>
              </text:list-item>
            </text:list>
            <text:list text:style-name="L2">
              <text:list-item>
                <text:p text:style-name="P3">View ledger and available balance, and holds contributing to available</text:p>
              </text:list-item>
            </text:list>
            <text:list text:style-name="L2">
              <text:list-item>
                <text:p text:style-name="P3">Tabs to switch between savings and checking</text:p>
              </text:list-item>
            </text:list>
            <text:list text:style-name="L2">
              <text:list-item>
                <text:p text:style-name="P3">Text box to schedule a payment</text:p>
              </text:list-item>
            </text:list>
            <text:list text:style-name="L2">
              <text:list-item>
                <text:list>
                  <text:list-item>
                    <text:p text:style-name="P4">This saves it to GVENT as well as now displaying it on pending trans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5" draw:layer="layout" svg:width="23.5cm" svg:height="1.501cm" svg:x="2cm" svg:y="1cm" presentation:class="title" presentation:user-transformed="true">
          <draw:text-box>
            <text:p text:style-name="P1"><text:span text:style-name="T1">Backend Operations</text:span></text:p>
          </draw:text-box>
        </draw:frame>
        <draw:frame presentation:style-name="pr4" draw:text-style-name="P3" draw:layer="layout" svg:width="23cm" svg:height="16.001cm" svg:x="2cm" svg:y="3.7cm" presentation:class="outline" presentation:user-transformed="true">
          <draw:text-box>
            <text:list text:style-name="L2">
              <text:list-item>
                <text:p text:style-name="P3">Each day retrieve holds and bank statement via OFX</text:p>
              </text:list-item>
            </text:list>
            <text:list text:style-name="L2">
              <text:list-item>
                <text:list>
                  <text:list-item>
                    <text:p text:style-name="P4">Parse th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en retrieve scheduled transactions from GVENT for next 2 day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Only unpaid – PAID get a special marker (see below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earch parsed transactions and holds for matches against any GVENT transactio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If there is a match (same or next day, within $0.05, keywords matched with high probability) just apply it, marking it PAID in GV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t the end of each day, unmatched transactions are swept ahead to the next day. <text:s/>They move up to to 2 days before we ask whether to remove/reschdule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text-style-name="P1" draw:layer="layout" svg:width="23.5cm" svg:height="1.501cm" svg:x="2cm" svg:y="1cm" presentation:class="title">
          <draw:text-box>
            <text:p text:style-name="P1">Screenies</text:p>
          </draw:text-box>
        </draw:frame>
        <draw:frame presentation:style-name="pr7" draw:text-style-name="P3" draw:layer="layout" svg:width="23cm" svg:height="16.001cm" svg:x="2cm" svg:y="3.7cm" presentation:class="outline">
          <draw:text-box>
            <text:list text:style-name="L2">
              <text:list-item>
                <text:p text:style-name="P3">eh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s-sunset" xlink:href="Pictures/10000000000003200000025832CBF8DB.png" xlink:type="simple" xlink:show="embed" xlink:actuate="onLoad"/>
    <draw:fill-image draw:name="spirit-pan" xlink:href="Pictures/100000000000032000000258163146C6.png" xlink:type="simple" xlink:show="embed" xlink:actuate="onLoad"/>
    <draw:opacity draw:name="Transparency_20_13" draw:display-name="Transparency 13" draw:style="ellipsoid" draw:cx="50%" draw:cy="50%" draw:start="75%" draw:end="5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2" draw:display-name="Transparency 32" draw:style="ellipsoid" draw:cx="50%" draw:cy="50%" draw:start="75%" draw:end="50%" draw:angle="30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ars-title" style:family="presentation">
      <style:graphic-properties draw:stroke="none" draw:fill="none" draw:fill-color="#000000" draw:textarea-vertical-align="middle">
        <text:list-style style:name="mar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mars-subtitle" style:family="presentation">
      <style:graphic-properties draw:stroke="none" draw:fill="none" draw:textarea-vertical-align="middle">
        <text:list-style style:name="mar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background" style:family="presentation">
      <style:graphic-properties draw:stroke="none" draw:fill="bitmap" draw:fill-color="#355e00" draw:fill-gradient-name="Gradient_20_7" draw:fill-image-name="mars-sunset" draw:fill-image-width="7cm" draw:fill-image-height="7cm" style:repeat="stretch"/>
    </style:style>
    <style:style style:name="mars-backgroundobjects" style:family="presentation">
      <style:graphic-properties draw:shadow="hidden" draw:shadow-offset-x="0.3cm" draw:shadow-offset-y="0.3cm" draw:shadow-color="#808080"/>
    </style:style>
    <style:style style:name="mars-notes" style:family="presentation">
      <style:graphic-properties draw:stroke="none" draw:fill="none">
        <text:list-style style:name="ma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mars-outline1" style:family="presentation">
      <style:graphic-properties draw:stroke="none" draw:fill="none">
        <text:list-style style:name="ma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mars-outline2" style:family="presentation" style:parent-style-name="mars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mars-outline3" style:family="presentation" style:parent-style-name="mars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mars-outline4" style:family="presentation" style:parent-style-name="mars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mars-outline5" style:family="presentation" style:parent-style-name="mars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mars-outline6" style:family="presentation" style:parent-style-name="mars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mars-outline7" style:family="presentation" style:parent-style-name="mars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mars-outline8" style:family="presentation" style:parent-style-name="mars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mars-outline9" style:family="presentation" style:parent-style-name="mars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spirit-pan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color="#355e00" draw:fill-gradient-name="Gradient_20_7" draw:fill-image-name="mars-sunset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spirit-pan" draw:fill-image-width="0cm" draw:fill-image-height="0cm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none" draw:fill-color="#ffffff" draw:auto-grow-width="true" fo:min-height="1.086cm" fo:min-width="1.271cm"/>
    </style:style>
    <style:style style:name="pr1" style:family="presentation" style:parent-style-name="mars-outline1">
      <style:graphic-properties draw:fill-color="#ffffff" draw:auto-grow-height="false" fo:min-height="13.23cm"/>
    </style:style>
    <style:style style:name="pr2" style:family="presentation" style:parent-style-name="mars-backgroundobjects">
      <style:graphic-properties draw:stroke="none" draw:fill="solid" draw:fill-color="#000000" draw:fill-image-name="mars-sunset" draw:opacity="100%" draw:opacity-name="Transparency_20_32" draw:fill-image-width="0cm" draw:fill-image-height="0cm" draw:textarea-horizontal-align="center" draw:textarea-vertical-align="middle" draw:shadow-opacity="100%"/>
    </style:style>
    <style:style style:name="pr3" style:family="presentation" style:parent-style-name="mars-title">
      <style:graphic-properties draw:fill-color="#ffffff" draw:auto-grow-height="false" fo:min-height="3.507cm"/>
    </style:style>
    <style:style style:name="pr4" style:family="presentation" style:parent-style-name="標準1-backgroundobjects">
      <style:graphic-properties draw:stroke="none" draw:fill-color="#e6e6ff" draw:opacity="100%" draw:opacity-name="Transparency_20_23" draw:textarea-horizontal-align="center" draw:textarea-vertical-align="middle" draw:shadow-opacity="100%"/>
    </style:style>
    <style:style style:name="pr5" style:family="presentation" style:parent-style-name="標準1-backgroundobjects">
      <style:graphic-properties draw:stroke="none" draw:fill-color="#000000" draw:opacity="100%" draw:opacity-name="Transparency_20_13" draw:textarea-horizontal-align="center" draw:textarea-vertical-align="middle" draw:shadow-opacity="100%"/>
    </style:style>
    <style:style style:name="pr6" style:family="presentation" style:parent-style-name="標準1-title">
      <style:graphic-properties draw:fill-color="#ffffff" draw:auto-grow-height="false" fo:min-height="3.507cm"/>
    </style:style>
    <style:style style:name="pr7" style:family="presentation" style:parent-style-name="標準1-outline1" style:list-style-name="L3">
      <style:graphic-properties draw:fill-color="#ffffff" draw:auto-grow-height="false" fo:min-height="13.23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margin-left="2.4cm" fo:margin-right="0cm" fo:text-indent="-0.8cm"/>
    </style:style>
    <style:style style:name="P3" style:family="paragraph">
      <style:paragraph-properties fo:margin-left="3.6cm" fo:margin-right="0cm" fo:text-indent="-0.6cm"/>
    </style:style>
    <style:style style:name="P4" style:family="paragraph">
      <style:paragraph-properties fo:margin-left="4.8cm" fo:margin-right="0cm" fo:text-indent="-0.6cm"/>
    </style:style>
    <style:style style:name="P5" style:family="paragraph">
      <style:paragraph-properties fo:margin-left="6cm" fo:margin-right="0cm" fo:text-indent="-0.6cm"/>
    </style:style>
    <style:style style:name="P6" style:family="paragraph">
      <style:paragraph-properties fo:margin-left="7.2cm" fo:margin-right="0cm" fo:text-indent="-0.6cm"/>
    </style:style>
    <style:style style:name="P7" style:family="paragraph">
      <style:paragraph-properties fo:margin-left="8.4cm" fo:margin-right="0cm" fo:text-indent="-0.6cm"/>
    </style:style>
    <style:style style:name="P8" style:family="paragraph">
      <style:paragraph-properties fo:margin-left="9.6cm" fo:margin-right="0cm" fo:text-indent="-0.6cm"/>
    </style:style>
    <style:style style:name="P9" style:family="paragraph">
      <style:paragraph-properties fo:margin-left="10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e6e6ff" fo:font-family="Arial" style:font-family-generic="swiss" style:font-pitch="variable" fo:font-size="24pt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fo:color="#e6e6ff" fo:font-family="Arial" style:font-family-generic="swiss" style:font-pitch="variable" fo:font-size="20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e6e6ff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e6e6ff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e6e6ff" fo:font-family="Arial" style:font-family-generic="swiss" style:font-pitch="variable" fo:font-size="2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ars" style:page-layout-name="PM1" draw:style-name="dp1">
      <draw:frame presentation:style-name="pr1" draw:text-style-name="P1" draw:layer="backgroundobjects" svg:width="6cm" svg:height="3.499cm" svg:x="0cm" svg:y="17.5cm" presentation:class="outline">
        <draw:text-box>
          <text:list text:style-name="L1">
            <text:list-item>
              <text:p text:style-name="P1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2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3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text-style-name="P10" draw:layer="backgroundobjects" svg:width="15.5cm" svg:height="8.5cm" svg:x="11.5cm" svg:y="1cm" draw:corner-radius="0.5cm">
        <text:p text:style-name="P11"/>
      </draw:rect>
      <draw:frame presentation:style-name="pr3" draw:text-style-name="P11" draw:layer="backgroundobjects" svg:width="13.467cm" svg:height="2.26cm" svg:x="12.533cm" svg:y="1.5cm" presentation:class="title">
        <draw:text-box>
          <text:p text:style-name="P11">請按一下鼠標，編輯標題文的格式。</text:p>
        </draw:text-box>
      </draw:frame>
      <draw:rect presentation:style-name="pr2" draw:text-style-name="P10" draw:layer="backgroundobjects" svg:width="11.5cm" svg:height="4cm" svg:x="1cm" svg:y="8.878cm" draw:corner-radius="0.5cm">
        <text:p text:style-name="P11"/>
      </draw:rect>
      <draw:frame draw:style-name="gr1" draw:text-style-name="P13" draw:layer="backgroundobjects" svg:width="5.7cm" svg:height="1cm" svg:x="20.5cm" svg:y="8cm">
        <draw:text-box>
          <text:p text:style-name="P12"><text:span text:style-name="T1"><text:date style:data-style-name="D6" text:date-value="2007-10-22">October 22, 2007</text:date></text:span></text:p>
        </draw:text-box>
      </draw:frame>
      <draw:frame draw:style-name="gr2" draw:text-style-name="P15" draw:layer="backgroundobjects" svg:width="8.5cm" svg:height="2.635cm" svg:x="17.5cm" svg:y="4.5cm">
        <draw:text-box>
          <text:p text:style-name="P14"><text:span text:style-name="T2">Application Specification</text:span></text:p>
          <text:p text:style-name="P14"><text:span text:style-name="T3">How to build it</text:span></text:p>
        </draw:text-box>
      </draw:frame>
      <draw:frame draw:style-name="gr3" draw:text-style-name="P18" draw:layer="backgroundobjects" svg:width="10.5cm" svg:height="2.979cm" svg:x="1.5cm" svg:y="9.342cm">
        <draw:text-box>
          <text:p text:style-name="P16"><text:span text:style-name="T4"><text:author-name text:fixed="false">Cory Dodt</text:author-name></text:span></text:p>
          <text:p text:style-name="P16"><text:span text:style-name="T5">Director of Software Development</text:span></text:p>
          <text:p text:style-name="P17"><text:span text:style-name="T5">-</text:span></text:p>
        </draw:text-box>
      </draw:frame>
      <presentation:notes style:page-layout-name="PM2">
        <draw:page-thumbnail presentation:style-name="mars-title" draw:layer="backgroundobjects" svg:width="13.705cm" svg:height="10.279cm" svg:x="3.647cm" svg:y="2.853cm" presentation:class="page"/>
        <draw:frame presentation:style-name="mars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draw:rect presentation:style-name="pr4" draw:text-style-name="P10" draw:layer="backgroundobjects" svg:width="24.5cm" svg:height="17cm" svg:x="1.5cm" svg:y="3.2cm" draw:corner-radius="0.5cm">
        <text:p text:style-name="P11"/>
      </draw:rect>
      <draw:rect presentation:style-name="pr5" draw:text-style-name="P10" draw:layer="backgroundobjects" svg:width="24.5cm" svg:height="2.7cm" svg:x="1.5cm" svg:y="0.5cm" draw:corner-radius="0.5cm">
        <text:p text:style-name="P11"/>
      </draw:rect>
      <draw:frame presentation:style-name="pr6" draw:text-style-name="P11" draw:layer="backgroundobjects" svg:width="23.5cm" svg:height="1.5cm" svg:x="2cm" svg:y="1cm" presentation:class="title">
        <draw:text-box>
          <text:p text:style-name="P11">請按一下鼠標，編輯標題文的格式。</text:p>
        </draw:text-box>
      </draw:frame>
      <draw:frame presentation:style-name="pr7" draw:text-style-name="P19" draw:layer="backgroundobjects" svg:width="23cm" svg:height="16cm" svg:x="2cm" svg:y="3.7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5" draw:text-style-name="P10" draw:layer="backgroundobjects" svg:width="2.2cm" svg:height="1.05cm" svg:x="25.5cm" svg:y="19.8cm" draw:corner-radius="0.5cm">
        <text:p text:style-name="P11"/>
      </draw:rect>
      <draw:frame draw:style-name="gr4" draw:text-style-name="P24" draw:layer="backgroundobjects" svg:width="3.232cm" svg:height="1.086cm" svg:x="25.02cm" svg:y="19.9cm">
        <draw:text-box>
          <text:p text:style-name="P23"><text:span text:style-name="T6"><text:page-number>&lt;number&gt;</text:page-number>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ory Dodt</meta:initial-creator>
    <meta:creation-date>2007-10-22T08:54:20</meta:creation-date>
    <dc:creator>Cory Dodt</dc:creator>
    <dc:date>2007-10-22T17:59:24</dc:date>
    <meta:editing-cycles>7</meta:editing-cycles>
    <meta:editing-duration>PT32M29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